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style:font-size-asian="12pt" style:font-size-complex="12pt"/>
    </style:style>
    <style:style style:name="P2" style:family="paragraph" style:parent-style-name="Standard">
      <style:text-properties style:font-name="Ubuntu Mono" fo:font-size="12pt" officeooo:rsid="00021ac2" officeooo:paragraph-rsid="00021ac2" style:font-size-asian="12pt" style:font-size-complex="12pt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212121" loext:opacity="100%" style:font-name="Ubuntu Mono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12121" loext:opacity="100%" style:font-name="Ubuntu Mono" fo:font-size="12pt" fo:letter-spacing="normal" fo:font-style="normal" fo:font-weight="normal" style:font-size-asian="12pt" style:font-size-complex="12pt"/>
    </style:style>
    <style:style style:name="T1" style:family="text">
      <style:text-properties officeooo:rsid="0000ff84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0ff84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2518807" text:style-name="L1">
        <text:list-item>
          <text:p text:style-name="P4"><text:span text:style-name="T3">CRIM:</text:span><text:span text:style-name="T1"> </text:span>Per capita crime rate.</text:p>
        </text:list-item>
        <text:list-item>
          <text:p text:style-name="P4"><text:span text:style-name="T3">ZN:</text:span><text:span text:style-name="T1"> </text:span>The proportion of residential land zoned for lots over 25,000 square feet.</text:p>
        </text:list-item>
        <text:list-item>
          <text:p text:style-name="P4"><text:span text:style-name="T3">INDUS:</text:span><text:span text:style-name="T1"> </text:span>The proportion of non-retail business acres per town.</text:p>
        </text:list-item>
        <text:list-item>
          <text:p text:style-name="P4"><text:span text:style-name="T3">CHAS:</text:span><text:span text:style-name="T1"> </text:span>Charles River dummy variable (= 1 if tract bounds river; 0 otherwise).</text:p>
        </text:list-item>
        <text:list-item>
          <text:p text:style-name="P4"><text:span text:style-name="T3">NOX:</text:span><text:span text:style-name="T1"> </text:span>Nitric oxides concentration (parts per 10 million).</text:p>
        </text:list-item>
        <text:list-item>
          <text:p text:style-name="P4"><text:span text:style-name="T3">RM:</text:span><text:span text:style-name="T1"> </text:span>The average number of rooms per dwelling.</text:p>
        </text:list-item>
        <text:list-item>
          <text:p text:style-name="P4"><text:span text:style-name="T3">AGE:</text:span><text:span text:style-name="T1"> </text:span>The proportion of owner-occupied units built before 1940.</text:p>
        </text:list-item>
        <text:list-item>
          <text:p text:style-name="P4"><text:span text:style-name="T3">DIS:</text:span> Weighted distances to five Boston employment centers.</text:p>
        </text:list-item>
        <text:list-item>
          <text:p text:style-name="P4"><text:span text:style-name="T3">RAD: </text:span>Index of accessibility to radial highways.</text:p>
        </text:list-item>
        <text:list-item>
          <text:p text:style-name="P4"><text:span text:style-name="T3">TAX:</text:span><text:span text:style-name="T2"> </text:span>Full-value property-tax rate per $10,000.</text:p>
        </text:list-item>
        <text:list-item>
          <text:p text:style-name="P4"><text:span text:style-name="T3">PTRATIO:</text:span><text:span text:style-name="T1"> </text:span>Pupil-teacher ratio by town.</text:p>
        </text:list-item>
        <text:list-item>
          <text:p text:style-name="P4"><text:span text:style-name="T3">B:</text:span><text:span text:style-name="T1"> </text:span>1000 * (Bk - 0.63) ** 2 where Bk is the proportion of Black people by town.</text:p>
        </text:list-item>
        <text:list-item>
          <text:p text:style-name="P3"><text:span text:style-name="T3">LSTAT: </text:span>Percentage lower status of the population.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00000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0:13:42.605253161</meta:creation-date>
    <meta:editing-duration>PT21M30S</meta:editing-duration>
    <meta:editing-cycles>3</meta:editing-cycles>
    <meta:generator>LibreOffice/7.0.3.1$Linux_X86_64 LibreOffice_project/00$Build-1</meta:generator>
    <dc:date>2020-12-10T21:52:38.544500278</dc:date>
    <meta:document-statistic meta:table-count="0" meta:image-count="0" meta:object-count="0" meta:page-count="1" meta:paragraph-count="13" meta:word-count="129" meta:character-count="750" meta:non-whitespace-character-count="647"/>
  </office:meta>
</office:document-meta>
</file>